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75in"/>
    </style:style>
    <style:style style:name="TableColumn4" style:family="table-column">
      <style:table-column-properties style:column-width="1.575in"/>
    </style:style>
    <style:style style:name="TableColumn5" style:family="table-column">
      <style:table-column-properties style:column-width="1.575in"/>
    </style:style>
    <style:style style:name="TableColumn6" style:family="table-column">
      <style:table-column-properties style:column-width="1.575in"/>
    </style:style>
    <style:style style:name="Table2" style:family="table">
      <style:table-properties style:width="6.3in" style:rel-width="100%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138in solid #5B9BD5" fo:border-left="none" fo:border-bottom="0.0138in solid #5B9BD5" fo:border-right="none" style:writing-mode="lr-tb" fo:padding-top="0in" fo:padding-left="0.075in" fo:padding-bottom="0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2E74B5"/>
    </style:style>
    <style:style style:name="TableCell10" style:family="table-cell">
      <style:table-cell-properties fo:border-top="0.0138in solid #5B9BD5" fo:border-left="none" fo:border-bottom="0.0138in solid #5B9BD5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2E74B5"/>
    </style:style>
    <style:style style:name="TableCell12" style:family="table-cell">
      <style:table-cell-properties fo:border-top="0.0138in solid #5B9BD5" fo:border-left="none" fo:border-bottom="0.0138in solid #5B9BD5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2E74B5"/>
    </style:style>
    <style:style style:name="TableCell14" style:family="table-cell">
      <style:table-cell-properties fo:border-top="0.0138in solid #5B9BD5" fo:border-left="none" fo:border-bottom="0.0138in solid #5B9BD5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2E74B5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SubtleEmphasis" style:family="text">
      <style:text-properties style:font-name-asian="Times New Roman" fo:color="#2E74B5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DecimalAligned" style:family="paragraph">
      <style:text-properties fo:color="#2E74B5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DecimalAligned" style:family="paragraph">
      <style:text-properties fo:color="#2E74B5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DecimalAligned" style:family="paragraph">
      <style:text-properties fo:color="#2E74B5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7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DecimalAligned" style:family="paragraph">
      <style:text-properties fo:color="#2E74B5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DecimalAligned" style:family="paragraph">
      <style:text-properties fo:color="#2E74B5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DecimalAligned" style:family="paragraph">
      <style:text-properties fo:color="#2E74B5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DecimalAligned" style:family="paragraph">
      <style:text-properties fo:color="#2E74B5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DecimalAligned" style:family="paragraph">
      <style:text-properties fo:color="#2E74B5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DecimalAligned" style:family="paragraph">
      <style:text-properties fo:color="#2E74B5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DecimalAligned" style:family="paragraph">
      <style:text-properties fo:color="#2E74B5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DecimalAligned" style:family="paragraph">
      <style:text-properties fo:color="#2E74B5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DecimalAligned" style:family="paragraph">
      <style:text-properties fo:color="#2E74B5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4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DecimalAligned" style:family="paragraph">
      <style:text-properties fo:color="#2E74B5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DecimalAligned" style:family="paragraph">
      <style:text-properties fo:color="#2E74B5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DecimalAligned" style:family="paragraph">
      <style:text-properties fo:color="#2E74B5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3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76" style:parent-style-name="SubtleEmphasis" style:family="text">
      <style:text-properties style:font-name-asian="Times New Roman" fo:color="#2E74B5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3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DecimalAligned" style:family="paragraph">
      <style:text-properties fo:color="#2E74B5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DecimalAligned" style:family="paragraph">
      <style:text-properties fo:color="#2E74B5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DecimalAligned" style:family="paragraph">
      <style:text-properties fo:color="#2E74B5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2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DecimalAligned" style:family="paragraph">
      <style:text-properties fo:color="#2E74B5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DecimalAligned" style:family="paragraph">
      <style:text-properties fo:color="#2E74B5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DecimalAligned" style:family="paragraph">
      <style:text-properties fo:color="#2E74B5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DecimalAligned" style:family="paragraph">
      <style:text-properties fo:color="#2E74B5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DecimalAligned" style:family="paragraph">
      <style:text-properties fo:color="#2E74B5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DecimalAligned" style:family="paragraph">
      <style:text-properties fo:color="#2E74B5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0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DecimalAligned" style:family="paragraph">
      <style:text-properties fo:color="#2E74B5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DecimalAligned" style:family="paragraph">
      <style:text-properties fo:color="#2E74B5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DecimalAligned" style:family="paragraph">
      <style:text-properties fo:color="#2E74B5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19" style:parent-style-name="Normal" style:family="paragraph">
      <style:paragraph-properties fo:margin-bottom="0in" fo:line-height="100%"/>
      <style:text-properties style:font-name-asian="Times New Roman" fo:color="#2E74B5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DecimalAligned" style:family="paragraph">
      <style:text-properties fo:color="#2E74B5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DecimalAligned" style:family="paragraph">
      <style:text-properties fo:color="#2E74B5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DecimalAligned" style:family="paragraph">
      <style:text-properties fo:color="#2E74B5"/>
    </style:style>
    <style:style style:name="TableRow126" style:family="table-row">
      <style:table-row-properties/>
    </style:style>
    <style:style style:name="TableCell127" style:family="table-cell">
      <style:table-cell-properties fo:border-top="0.0138in solid #5B9BD5" fo:border-left="none" fo:border-bottom="0.0138in solid #5B9BD5" fo:border-right="none" style:writing-mode="lr-tb" fo:padding-top="0in" fo:padding-left="0.075in" fo:padding-bottom="0in" fo:padding-right="0.075in" fo:wrap-option="no-wrap"/>
    </style:style>
    <style:style style:name="P128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2E74B5"/>
    </style:style>
    <style:style style:name="TableCell129" style:family="table-cell">
      <style:table-cell-properties fo:border-top="0.0138in solid #5B9BD5" fo:border-left="none" fo:border-bottom="0.0138in solid #5B9BD5" fo:border-right="none" style:writing-mode="lr-tb" fo:padding-top="0in" fo:padding-left="0.075in" fo:padding-bottom="0in" fo:padding-right="0.075in"/>
    </style:style>
    <style:style style:name="P130" style:parent-style-name="DecimalAligned" style:family="paragraph">
      <style:text-properties fo:font-weight="bold" style:font-weight-asian="bold" style:font-weight-complex="bold" fo:color="#2E74B5"/>
    </style:style>
    <style:style style:name="TableCell131" style:family="table-cell">
      <style:table-cell-properties fo:border-top="0.0138in solid #5B9BD5" fo:border-left="none" fo:border-bottom="0.0138in solid #5B9BD5" fo:border-right="none" style:writing-mode="lr-tb" fo:padding-top="0in" fo:padding-left="0.075in" fo:padding-bottom="0in" fo:padding-right="0.075in"/>
    </style:style>
    <style:style style:name="P132" style:parent-style-name="DecimalAligned" style:family="paragraph">
      <style:text-properties fo:font-weight="bold" style:font-weight-asian="bold" style:font-weight-complex="bold" fo:color="#2E74B5"/>
    </style:style>
    <style:style style:name="TableCell133" style:family="table-cell">
      <style:table-cell-properties fo:border-top="0.0138in solid #5B9BD5" fo:border-left="none" fo:border-bottom="0.0138in solid #5B9BD5" fo:border-right="none" style:writing-mode="lr-tb" fo:padding-top="0in" fo:padding-left="0.075in" fo:padding-bottom="0in" fo:padding-right="0.075in"/>
    </style:style>
    <style:style style:name="P134" style:parent-style-name="DecimalAligned" style:family="paragraph">
      <style:text-properties fo:font-weight="bold" style:font-weight-asian="bold" style:font-weight-complex="bold" fo:color="#2E74B5"/>
    </style:style>
  </office:automatic-styles>
  <office:body>
    <office:text text:use-soft-page-breaks="true">
      <text:p text:style-name="P1">Enrollment in local colleges, 2005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ollege</text:p>
          </table:table-cell>
          <table:table-cell table:style-name="TableCell10">
            <text:p text:style-name="P11">New students</text:p>
          </table:table-cell>
          <table:table-cell table:style-name="TableCell12">
            <text:p text:style-name="P13">Graduating students</text:p>
          </table:table-cell>
          <table:table-cell table:style-name="TableCell14">
            <text:p text:style-name="P15">Change</text:p>
          </table:table-cell>
        </table:table-row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><text:span text:style-name="T21">Undergraduate</text:span>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Cedar University</text:p>
          </table:table-cell>
          <table:table-cell table:style-name="TableCell29">
            <text:p text:style-name="P30">110</text:p>
          </table:table-cell>
          <table:table-cell table:style-name="TableCell31">
            <text:p text:style-name="P32">103</text:p>
          </table:table-cell>
          <table:table-cell table:style-name="TableCell33">
            <text:p text:style-name="P34">+7</text:p>
          </table:table-cell>
        </table:table-row>
        <table:table-row table:style-name="TableRow35">
          <table:table-cell table:style-name="TableCell36">
            <text:p text:style-name="P37">Elm College</text:p>
          </table:table-cell>
          <table:table-cell table:style-name="TableCell38">
            <text:p text:style-name="P39">223</text:p>
          </table:table-cell>
          <table:table-cell table:style-name="TableCell40">
            <text:p text:style-name="P41">214</text:p>
          </table:table-cell>
          <table:table-cell table:style-name="TableCell42">
            <text:p text:style-name="P43">+9</text:p>
          </table:table-cell>
        </table:table-row>
        <table:table-row table:style-name="TableRow44">
          <table:table-cell table:style-name="TableCell45">
            <text:p text:style-name="P46">Maple Academy<text:s/></text:p>
          </table:table-cell>
          <table:table-cell table:style-name="TableCell47">
            <text:p text:style-name="P48">197</text:p>
          </table:table-cell>
          <table:table-cell table:style-name="TableCell49">
            <text:p text:style-name="P50">120</text:p>
          </table:table-cell>
          <table:table-cell table:style-name="TableCell51">
            <text:p text:style-name="P52">+77</text:p>
          </table:table-cell>
        </table:table-row>
        <table:table-row table:style-name="TableRow53">
          <table:table-cell table:style-name="TableCell54">
            <text:p text:style-name="P55">Pine College</text:p>
          </table:table-cell>
          <table:table-cell table:style-name="TableCell56">
            <text:p text:style-name="P57">134</text:p>
          </table:table-cell>
          <table:table-cell table:style-name="TableCell58">
            <text:p text:style-name="P59">121</text:p>
          </table:table-cell>
          <table:table-cell table:style-name="TableCell60">
            <text:p text:style-name="P61">+13</text:p>
          </table:table-cell>
        </table:table-row>
        <table:table-row table:style-name="TableRow62">
          <table:table-cell table:style-name="TableCell63">
            <text:p text:style-name="P64">Oak Institute</text:p>
          </table:table-cell>
          <table:table-cell table:style-name="TableCell65">
            <text:p text:style-name="P66">202</text:p>
          </table:table-cell>
          <table:table-cell table:style-name="TableCell67">
            <text:p text:style-name="P68">210</text:p>
          </table:table-cell>
          <table:table-cell table:style-name="TableCell69">
            <text:p text:style-name="P70">-8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<text:span text:style-name="T76">Graduate</text:span>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Cedar University</text:p>
          </table:table-cell>
          <table:table-cell table:style-name="TableCell84">
            <text:p text:style-name="P85">24</text:p>
          </table:table-cell>
          <table:table-cell table:style-name="TableCell86">
            <text:p text:style-name="P87">20</text:p>
          </table:table-cell>
          <table:table-cell table:style-name="TableCell88">
            <text:p text:style-name="P89">+4</text:p>
          </table:table-cell>
        </table:table-row>
        <table:table-row table:style-name="TableRow90">
          <table:table-cell table:style-name="TableCell91">
            <text:p text:style-name="P92">Elm College</text:p>
          </table:table-cell>
          <table:table-cell table:style-name="TableCell93">
            <text:p text:style-name="P94">43</text:p>
          </table:table-cell>
          <table:table-cell table:style-name="TableCell95">
            <text:p text:style-name="P96">53</text:p>
          </table:table-cell>
          <table:table-cell table:style-name="TableCell97">
            <text:p text:style-name="P98">-10</text:p>
          </table:table-cell>
        </table:table-row>
        <table:table-row table:style-name="TableRow99">
          <table:table-cell table:style-name="TableCell100">
            <text:p text:style-name="P101">Maple Academy<text:s/></text:p>
          </table:table-cell>
          <table:table-cell table:style-name="TableCell102">
            <text:p text:style-name="P103">3</text:p>
          </table:table-cell>
          <table:table-cell table:style-name="TableCell104">
            <text:p text:style-name="P105">11</text:p>
          </table:table-cell>
          <table:table-cell table:style-name="TableCell106">
            <text:p text:style-name="P107">-8</text:p>
          </table:table-cell>
        </table:table-row>
        <table:table-row table:style-name="TableRow108">
          <table:table-cell table:style-name="TableCell109">
            <text:p text:style-name="P110">Pine College</text:p>
          </table:table-cell>
          <table:table-cell table:style-name="TableCell111">
            <text:p text:style-name="P112">9</text:p>
          </table:table-cell>
          <table:table-cell table:style-name="TableCell113">
            <text:p text:style-name="P114">4</text:p>
          </table:table-cell>
          <table:table-cell table:style-name="TableCell115">
            <text:p text:style-name="P116">+5</text:p>
          </table:table-cell>
        </table:table-row>
        <table:table-row table:style-name="TableRow117">
          <table:table-cell table:style-name="TableCell118">
            <text:p text:style-name="P119">Oak Institute</text:p>
          </table:table-cell>
          <table:table-cell table:style-name="TableCell120">
            <text:p text:style-name="P121">53</text:p>
          </table:table-cell>
          <table:table-cell table:style-name="TableCell122">
            <text:p text:style-name="P123">52</text:p>
          </table:table-cell>
          <table:table-cell table:style-name="TableCell124">
            <text:p text:style-name="P125">+1</text:p>
          </table:table-cell>
        </table:table-row>
        <table:table-row table:style-name="TableRow126">
          <table:table-cell table:style-name="TableCell127">
            <text:p text:style-name="P128">Total</text:p>
          </table:table-cell>
          <table:table-cell table:style-name="TableCell129">
            <text:p text:style-name="P130">998</text:p>
          </table:table-cell>
          <table:table-cell table:style-name="TableCell131">
            <text:p text:style-name="P132">908</text:p>
          </table:table-cell>
          <table:table-cell table:style-name="TableCell133">
            <text:p text:style-name="P134">90</text:p>
          </table:table-cell>
        </table:table-row>
      </table:table>
      <text:p text:style-name="FootnoteText"><text:span text:style-name="SubtleEmphasis">Source:</text:span><text:s/>Fictitious data, for illustration purposes only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DecimalAligned" style:display-name="Decimal Aligned" style:family="paragraph" style:parent-style-name="Normal">
      <style:paragraph-properties fo:margin-bottom="0.1388in" fo:line-height="115%">
        <style:tab-stops>
          <style:tab-stop style:type="char" style:char="," style:position="0.25in"/>
        </style:tab-stops>
      </style:paragraph-properties>
      <style:text-properties style:font-name-asian="Times New Roman" style:font-name-complex="Times New Roman"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name-asian="Times New Roman" style:font-name-complex="Times New Roman"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-asian="Times New Roman" style:font-name-complex="Times New Roman" fo:font-size="10pt" style:font-size-asian="10pt" style:font-size-complex="10pt" fo:language="en" fo:country="US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32:00Z</meta:creation-date>
    <dc:date>2017-10-31T10:33:00Z</dc:date>
    <meta:template xlink:href="Normal.dotm" xlink:type="simple"/>
    <meta:editing-cycles>2</meta:editing-cycles>
    <meta:editing-duration>PT60S</meta:editing-duration>
    <meta:document-statistic meta:page-count="1" meta:paragraph-count="1" meta:word-count="63" meta:character-count="441" meta:row-count="3" meta:non-whitespace-character-count="379"/>
  </office:meta>
</office:document-meta>
</file>